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automatic-styles>
    <style:style style:family="text" style:name="afe10dc"/>
    <style:style style:family="table-cell" style:name="a61a843">
      <style:table-cell-properties/>
    </style:style>
    <style:style style:family="paragraph" style:name="a81b6b8"/>
    <style:style style:family="text" style:name="a5c230f"/>
    <style:style style:family="table-cell" style:name="aea7ac8">
      <style:table-cell-properties/>
    </style:style>
    <style:style style:family="paragraph" style:name="a05414c"/>
    <style:style style:family="text" style:name="a931abb"/>
    <style:style style:family="table-cell" style:name="ad6e12c">
      <style:table-cell-properties/>
    </style:style>
    <style:style style:family="paragraph" style:name="a09e298"/>
    <style:style style:family="table-row" style:name="a315643">
      <style:table-row-properties style:row-height="4.27mm" style:use-optimal-row-height="true"/>
    </style:style>
    <style:style style:family="text" style:name="a88fd4e"/>
    <style:style style:family="table-cell" style:name="a091711">
      <style:table-cell-properties/>
    </style:style>
    <style:style style:family="paragraph" style:name="a782d8b"/>
    <style:style style:family="text" style:name="a5fe6ed"/>
    <style:style style:family="table-cell" style:name="a3708c8">
      <style:table-cell-properties/>
    </style:style>
    <style:style style:family="paragraph" style:name="acd914f"/>
    <style:style style:family="text" style:name="ab847b2"/>
    <style:style style:family="table-cell" style:name="aaa52ca">
      <style:table-cell-properties/>
    </style:style>
    <style:style style:family="paragraph" style:name="a272468"/>
    <style:style style:family="table-row" style:name="a151f3e">
      <style:table-row-properties style:row-height="4.27mm" style:use-optimal-row-height="true"/>
    </style:style>
    <style:style style:family="text" style:name="a90502a"/>
    <style:style style:family="table-cell" style:name="ac95419">
      <style:table-cell-properties/>
    </style:style>
    <style:style style:family="paragraph" style:name="aee0777"/>
    <style:style style:family="text" style:name="a4550a3"/>
    <style:style style:family="table-cell" style:name="ac374b1">
      <style:table-cell-properties/>
    </style:style>
    <style:style style:family="paragraph" style:name="a3525af"/>
    <style:style style:family="text" style:name="ad426c8"/>
    <style:style style:family="table-cell" style:name="a055132">
      <style:table-cell-properties/>
    </style:style>
    <style:style style:family="paragraph" style:name="a522287"/>
    <style:style style:family="table-row" style:name="a588999">
      <style:table-row-properties style:row-height="4.27mm" style:use-optimal-row-height="true"/>
    </style:style>
    <style:style style:family="text" style:name="add427b"/>
    <style:style style:family="table-cell" style:name="a4c37d9">
      <style:table-cell-properties/>
    </style:style>
    <style:style style:family="paragraph" style:name="ad2729d"/>
    <style:style style:family="text" style:name="ac0a696"/>
    <style:style style:family="table-cell" style:name="a0e1a1e">
      <style:table-cell-properties/>
    </style:style>
    <style:style style:family="paragraph" style:name="a875fe0"/>
    <style:style style:family="text" style:name="a73f71a"/>
    <style:style style:family="table-cell" style:name="a82f25b">
      <style:table-cell-properties/>
    </style:style>
    <style:style style:family="paragraph" style:name="a3d0d0d"/>
    <style:style style:family="table-row" style:name="a8aa1d5">
      <style:table-row-properties style:row-height="4.27mm" style:use-optimal-row-height="true"/>
    </style:style>
    <style:style style:family="text" style:name="a5b502c"/>
    <style:style style:family="table-cell" style:name="ab99ea5">
      <style:table-cell-properties/>
    </style:style>
    <style:style style:family="paragraph" style:name="abfad34"/>
    <style:style style:family="text" style:name="aaf824a"/>
    <style:style style:family="table-cell" style:name="a332e28">
      <style:table-cell-properties/>
    </style:style>
    <style:style style:family="paragraph" style:name="af63f25"/>
    <style:style style:family="text" style:name="ae48a16"/>
    <style:style style:family="table-cell" style:name="a13ac60">
      <style:table-cell-properties/>
    </style:style>
    <style:style style:family="paragraph" style:name="a19a6fa"/>
    <style:style style:family="table-row" style:name="ae19e30">
      <style:table-row-properties style:row-height="4.27mm" style:use-optimal-row-height="true"/>
    </style:style>
    <style:style style:family="text" style:name="a5dba25"/>
    <style:style style:family="table-cell" style:name="a4a4e2a">
      <style:table-cell-properties/>
    </style:style>
    <style:style style:family="paragraph" style:name="a7204ea"/>
    <style:style style:family="text" style:name="aeef647"/>
    <style:style style:family="table-cell" style:name="a8de86a">
      <style:table-cell-properties/>
    </style:style>
    <style:style style:family="paragraph" style:name="a0f2cd4"/>
    <style:style style:family="text" style:name="a9c74ae"/>
    <style:style style:family="table-cell" style:name="a10066b">
      <style:table-cell-properties/>
    </style:style>
    <style:style style:family="paragraph" style:name="a0eec86"/>
    <style:style style:family="table-row" style:name="a9d86a5">
      <style:table-row-properties style:row-height="4.27mm" style:use-optimal-row-height="true"/>
    </style:style>
    <style:style style:family="text" style:name="a2638c9"/>
    <style:style style:family="table-cell" style:name="ab6b743">
      <style:table-cell-properties/>
    </style:style>
    <style:style style:family="paragraph" style:name="ac632f0"/>
    <style:style style:family="text" style:name="a3818ce"/>
    <style:style style:family="table-cell" style:name="aae4837">
      <style:table-cell-properties/>
    </style:style>
    <style:style style:family="paragraph" style:name="a284716"/>
    <style:style style:family="text" style:name="a707b9b"/>
    <style:style style:family="table-cell" style:name="a32df00">
      <style:table-cell-properties/>
    </style:style>
    <style:style style:family="paragraph" style:name="a7b7e7f"/>
    <style:style style:family="table-row" style:name="a353287">
      <style:table-row-properties style:row-height="4.27mm" style:use-optimal-row-height="true"/>
    </style:style>
    <style:style style:family="text" style:name="abbb4d5"/>
    <style:style style:family="table-cell" style:name="a6a62e1">
      <style:table-cell-properties/>
    </style:style>
    <style:style style:family="paragraph" style:name="a9ac2f2"/>
    <style:style style:family="text" style:name="ad05033"/>
    <style:style style:family="table-cell" style:name="acaf886">
      <style:table-cell-properties/>
    </style:style>
    <style:style style:family="paragraph" style:name="a87b146"/>
    <style:style style:family="text" style:name="a4ccd58"/>
    <style:style style:family="table-cell" style:name="abed514">
      <style:table-cell-properties/>
    </style:style>
    <style:style style:family="paragraph" style:name="a5df1b9"/>
    <style:style style:family="table-row" style:name="abb4b41">
      <style:table-row-properties style:row-height="4.27mm" style:use-optimal-row-height="true"/>
    </style:style>
    <style:style style:family="text" style:name="a946ddc"/>
    <style:style style:family="table-cell" style:name="ab237b5">
      <style:table-cell-properties/>
    </style:style>
    <style:style style:family="paragraph" style:name="aca3074"/>
    <style:style style:family="text" style:name="abca8ff"/>
    <style:style style:family="table-cell" style:name="ad77e52">
      <style:table-cell-properties/>
    </style:style>
    <style:style style:family="paragraph" style:name="a8c2837"/>
    <style:style style:family="text" style:name="a8231e3"/>
    <style:style style:family="table-cell" style:name="ad72475">
      <style:table-cell-properties/>
    </style:style>
    <style:style style:family="paragraph" style:name="abde2c5"/>
    <style:style style:family="table-row" style:name="a54132b">
      <style:table-row-properties style:row-height="4.27mm" style:use-optimal-row-height="true"/>
    </style:style>
    <style:style style:family="text" style:name="a0b22d2"/>
    <style:style style:family="table-cell" style:name="aa061df">
      <style:table-cell-properties/>
    </style:style>
    <style:style style:family="paragraph" style:name="acb3f59"/>
    <style:style style:family="text" style:name="a84e531"/>
    <style:style style:family="table-cell" style:name="affa270">
      <style:table-cell-properties/>
    </style:style>
    <style:style style:family="paragraph" style:name="a9f8c0a"/>
    <style:style style:family="text" style:name="a99497e"/>
    <style:style style:family="table-cell" style:name="ad10573">
      <style:table-cell-properties/>
    </style:style>
    <style:style style:family="paragraph" style:name="a130b76"/>
    <style:style style:family="table-row" style:name="aaffa75">
      <style:table-row-properties style:row-height="4.27mm" style:use-optimal-row-height="true"/>
    </style:style>
    <style:style style:family="text" style:name="a19da70"/>
    <style:style style:family="table-cell" style:name="a49bcea">
      <style:table-cell-properties/>
    </style:style>
    <style:style style:family="paragraph" style:name="af60981"/>
    <style:style style:family="text" style:name="a45173d"/>
    <style:style style:family="table-cell" style:name="ae12909">
      <style:table-cell-properties/>
    </style:style>
    <style:style style:family="paragraph" style:name="afe806e"/>
    <style:style style:family="text" style:name="a8280d8"/>
    <style:style style:family="table-cell" style:name="ae89ada">
      <style:table-cell-properties/>
    </style:style>
    <style:style style:family="paragraph" style:name="a29d0e4"/>
    <style:style style:family="table-row" style:name="aa7d3a3">
      <style:table-row-properties style:row-height="4.27mm" style:use-optimal-row-height="true"/>
    </style:style>
    <style:style style:family="text" style:name="ab20e6d"/>
    <style:style style:family="table-cell" style:name="a5773b0">
      <style:table-cell-properties/>
    </style:style>
    <style:style style:family="paragraph" style:name="a0d8cca"/>
    <style:style style:family="text" style:name="ac8baa9"/>
    <style:style style:family="table-cell" style:name="a97a63b">
      <style:table-cell-properties/>
    </style:style>
    <style:style style:family="paragraph" style:name="a84ef65"/>
    <style:style style:family="text" style:name="a4eca7a"/>
    <style:style style:family="table-cell" style:name="ae0f0a4">
      <style:table-cell-properties/>
    </style:style>
    <style:style style:family="paragraph" style:name="ae215ee"/>
    <style:style style:family="table-row" style:name="a86fc18">
      <style:table-row-properties style:row-height="4.27mm" style:use-optimal-row-height="true"/>
    </style:style>
    <style:style style:family="text" style:name="a087db5"/>
    <style:style style:family="table-cell" style:name="ad15911">
      <style:table-cell-properties/>
    </style:style>
    <style:style style:family="paragraph" style:name="a5271df"/>
    <style:style style:family="text" style:name="a019756"/>
    <style:style style:family="table-cell" style:name="aaad8a2">
      <style:table-cell-properties/>
    </style:style>
    <style:style style:family="paragraph" style:name="a7361ec"/>
    <style:style style:family="text" style:name="a0eb258"/>
    <style:style style:family="table-cell" style:name="a12c0ed">
      <style:table-cell-properties/>
    </style:style>
    <style:style style:family="paragraph" style:name="ad4cf80"/>
    <style:style style:family="table-row" style:name="a9b4ca2">
      <style:table-row-properties style:row-height="4.27mm" style:use-optimal-row-height="true"/>
    </style:style>
    <style:style style:family="table-row" style:name="ace0732">
      <style:table-row-properties style:row-height="4.27mm" style:use-optimal-row-height="true"/>
    </style:style>
    <style:style style:family="table-column" style:name="a038787">
      <style:table-column-properties style:column-width="22.58mm"/>
    </style:style>
    <style:style style:family="table" style:name="adb8da5">
      <style:table-properties style:rel-width="100%" table:display="true"/>
    </style:style>
    <style:style style:family="table-row" style:name="a4c93e0">
      <style:table-row-properties style:row-height="4.32mm" style:use-optimal-row-height="true"/>
    </style:style>
    <style:style style:family="table-column" style:name="a89a7bf">
      <style:table-column-properties style:column-width="22.58mm"/>
    </style:style>
    <style:style style:family="table" style:name="a1e051a">
      <style:table-properties style:rel-width="100%" table:display="true"/>
    </style:style>
  </office:automatic-styles>
  <office:body>
    <office:spreadsheet>
      <table:table table:name="Sheet1" table:style-name="adb8da5">
        <table:table-column table:number-columns-repeated="4" table:style-name="a038787"/>
        <table:table-row table:style-name="ace0732">
          <table:table-cell table:number-columns-repeated="4"/>
        </table:table-row>
        <table:table-row table:style-name="a9b4ca2">
          <table:table-cell/>
          <table:table-cell office:value-type="string" table:style-name="a12c0ed">
            <text:p text:style-name="ad4cf80"><text:span text:style-name="a0eb258">1</text:span></text:p>
          </table:table-cell>
          <table:table-cell office:value-type="string" table:style-name="aaad8a2">
            <text:p text:style-name="a7361ec"><text:span text:style-name="a019756">2</text:span></text:p>
          </table:table-cell>
          <table:table-cell office:value-type="string" table:style-name="ad15911">
            <text:p text:style-name="a5271df"><text:span text:style-name="a087db5">3</text:span></text:p>
          </table:table-cell>
        </table:table-row>
        <table:table-row table:style-name="a86fc18">
          <table:table-cell/>
          <table:table-cell office:value-type="string" table:style-name="ae0f0a4">
            <text:p text:style-name="ae215ee"><text:span text:style-name="a4eca7a">2</text:span></text:p>
          </table:table-cell>
          <table:table-cell office:value-type="string" table:style-name="a97a63b">
            <text:p text:style-name="a84ef65"><text:span text:style-name="ac8baa9">3</text:span></text:p>
          </table:table-cell>
          <table:table-cell office:value-type="string" table:style-name="a5773b0">
            <text:p text:style-name="a0d8cca"><text:span text:style-name="ab20e6d">4</text:span></text:p>
          </table:table-cell>
        </table:table-row>
        <table:table-row table:style-name="aa7d3a3">
          <table:table-cell/>
          <table:table-cell office:value-type="string" table:style-name="ae89ada">
            <text:p text:style-name="a29d0e4"><text:span text:style-name="a8280d8">3</text:span></text:p>
          </table:table-cell>
          <table:table-cell office:value-type="string" table:style-name="ae12909">
            <text:p text:style-name="afe806e"><text:span text:style-name="a45173d">4</text:span></text:p>
          </table:table-cell>
          <table:table-cell office:value-type="string" table:style-name="a49bcea">
            <text:p text:style-name="af60981"><text:span text:style-name="a19da70">5</text:span></text:p>
          </table:table-cell>
        </table:table-row>
        <table:table-row table:style-name="aaffa75">
          <table:table-cell/>
          <table:table-cell office:value-type="string" table:style-name="ad10573">
            <text:p text:style-name="a130b76"><text:span text:style-name="a99497e">4</text:span></text:p>
          </table:table-cell>
          <table:table-cell office:value-type="string" table:style-name="affa270">
            <text:p text:style-name="a9f8c0a"><text:span text:style-name="a84e531">5</text:span></text:p>
          </table:table-cell>
          <table:table-cell office:value-type="string" table:style-name="aa061df">
            <text:p text:style-name="acb3f59"><text:span text:style-name="a0b22d2">6</text:span></text:p>
          </table:table-cell>
        </table:table-row>
        <table:table-row table:style-name="a54132b">
          <table:table-cell/>
          <table:table-cell office:value-type="string" table:style-name="ad72475">
            <text:p text:style-name="abde2c5"><text:span text:style-name="a8231e3">5</text:span></text:p>
          </table:table-cell>
          <table:table-cell office:value-type="string" table:style-name="ad77e52">
            <text:p text:style-name="a8c2837"><text:span text:style-name="abca8ff">6</text:span></text:p>
          </table:table-cell>
          <table:table-cell office:value-type="string" table:style-name="ab237b5">
            <text:p text:style-name="aca3074"><text:span text:style-name="a946ddc">7</text:span></text:p>
          </table:table-cell>
        </table:table-row>
        <table:table-row table:style-name="abb4b41">
          <table:table-cell/>
          <table:table-cell office:value-type="string" table:style-name="abed514">
            <text:p text:style-name="a5df1b9"><text:span text:style-name="a4ccd58">6</text:span></text:p>
          </table:table-cell>
          <table:table-cell office:value-type="string" table:style-name="acaf886">
            <text:p text:style-name="a87b146"><text:span text:style-name="ad05033">7</text:span></text:p>
          </table:table-cell>
          <table:table-cell office:value-type="string" table:style-name="a6a62e1">
            <text:p text:style-name="a9ac2f2"><text:span text:style-name="abbb4d5">8</text:span></text:p>
          </table:table-cell>
        </table:table-row>
        <table:table-row table:style-name="a353287">
          <table:table-cell/>
          <table:table-cell office:value-type="string" table:style-name="a32df00">
            <text:p text:style-name="a7b7e7f"><text:span text:style-name="a707b9b">7</text:span></text:p>
          </table:table-cell>
          <table:table-cell office:value-type="string" table:style-name="aae4837">
            <text:p text:style-name="a284716"><text:span text:style-name="a3818ce">8</text:span></text:p>
          </table:table-cell>
          <table:table-cell office:value-type="string" table:style-name="ab6b743">
            <text:p text:style-name="ac632f0"><text:span text:style-name="a2638c9">9</text:span></text:p>
          </table:table-cell>
        </table:table-row>
        <table:table-row table:style-name="a9d86a5">
          <table:table-cell/>
          <table:table-cell office:value-type="string" table:style-name="a10066b">
            <text:p text:style-name="a0eec86"><text:span text:style-name="a9c74ae">8</text:span></text:p>
          </table:table-cell>
          <table:table-cell office:value-type="string" table:style-name="a8de86a">
            <text:p text:style-name="a0f2cd4"><text:span text:style-name="aeef647">9</text:span></text:p>
          </table:table-cell>
          <table:table-cell office:value-type="string" table:style-name="a4a4e2a">
            <text:p text:style-name="a7204ea"><text:span text:style-name="a5dba25">10</text:span></text:p>
          </table:table-cell>
        </table:table-row>
        <table:table-row table:style-name="ae19e30">
          <table:table-cell/>
          <table:table-cell office:value-type="string" table:style-name="a13ac60">
            <text:p text:style-name="a19a6fa"><text:span text:style-name="ae48a16">9</text:span></text:p>
          </table:table-cell>
          <table:table-cell office:value-type="string" table:style-name="a332e28">
            <text:p text:style-name="af63f25"><text:span text:style-name="aaf824a">10</text:span></text:p>
          </table:table-cell>
          <table:table-cell office:value-type="string" table:style-name="ab99ea5">
            <text:p text:style-name="abfad34"><text:span text:style-name="a5b502c">11</text:span></text:p>
          </table:table-cell>
        </table:table-row>
        <table:table-row table:style-name="a8aa1d5">
          <table:table-cell/>
          <table:table-cell office:value-type="string" table:style-name="a82f25b">
            <text:p text:style-name="a3d0d0d"><text:span text:style-name="a73f71a">10</text:span></text:p>
          </table:table-cell>
          <table:table-cell office:value-type="string" table:style-name="a0e1a1e">
            <text:p text:style-name="a875fe0"><text:span text:style-name="ac0a696">11</text:span></text:p>
          </table:table-cell>
          <table:table-cell office:value-type="string" table:style-name="a4c37d9">
            <text:p text:style-name="ad2729d"><text:span text:style-name="add427b">12</text:span></text:p>
          </table:table-cell>
        </table:table-row>
        <table:table-row table:style-name="a588999">
          <table:table-cell/>
          <table:table-cell office:value-type="string" table:style-name="a055132">
            <text:p text:style-name="a522287"><text:span text:style-name="ad426c8">11</text:span></text:p>
          </table:table-cell>
          <table:table-cell office:value-type="string" table:style-name="ac374b1">
            <text:p text:style-name="a3525af"><text:span text:style-name="a4550a3">12</text:span></text:p>
          </table:table-cell>
          <table:table-cell office:value-type="string" table:style-name="ac95419">
            <text:p text:style-name="aee0777"><text:span text:style-name="a90502a">13</text:span></text:p>
          </table:table-cell>
        </table:table-row>
        <table:table-row table:style-name="a151f3e">
          <table:table-cell/>
          <table:table-cell office:value-type="string" table:style-name="aaa52ca">
            <text:p text:style-name="a272468"><text:span text:style-name="ab847b2">12</text:span></text:p>
          </table:table-cell>
          <table:table-cell office:value-type="string" table:style-name="a3708c8">
            <text:p text:style-name="acd914f"><text:span text:style-name="a5fe6ed">13</text:span></text:p>
          </table:table-cell>
          <table:table-cell office:value-type="string" table:style-name="a091711">
            <text:p text:style-name="a782d8b"><text:span text:style-name="a88fd4e">14</text:span></text:p>
          </table:table-cell>
        </table:table-row>
        <table:table-row table:style-name="a315643">
          <table:table-cell/>
          <table:table-cell office:value-type="string" table:style-name="ad6e12c">
            <text:p text:style-name="a09e298"><text:span text:style-name="a931abb">13</text:span></text:p>
          </table:table-cell>
          <table:table-cell office:value-type="string" table:style-name="aea7ac8">
            <text:p text:style-name="a05414c"><text:span text:style-name="a5c230f">14</text:span></text:p>
          </table:table-cell>
          <table:table-cell office:value-type="string" table:style-name="a61a843">
            <text:p text:style-name="a81b6b8"><text:span text:style-name="afe10dc">15</text:span></text:p>
          </table:table-cell>
        </table:table-row>
      </table:table>
      <table:table table:name="Sheet1" table:style-name="a1e051a">
        <table:table-column table:style-name="a89a7bf"/>
        <table:table-row table:style-name="a4c93e0">
          <table:table-cell table:style-name="Defaul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  <style:font-face style:font-family-generic="swiss" style:font-pitch="variable" style:name="Arial" svg:font-family="Arial"/>
    <style:font-face style:font-family-generic="swiss" style:font-pitch="variable" style:name="Liberation Sans" svg:font-family="'Liberation Sans'"/>
    <style:font-face style:font-family-generic="system" style:font-pitch="variable" style:name="DejaVu Sans" svg:font-family="'DejaVu Sans'"/>
    <style:font-face style:font-family-generic="system" style:font-pitch="variable" style:name="FreeSans" svg:font-family="FreeSans"/>
  </office:font-face-decls>
  <office:styles>
    <style:default-style style:family="table-cell">
      <style:text-properties fo:country="US" fo:language="en" style:font-name="Liberation Sans" style:font-name-asian="DejaVu Sans" style:font-name-complex="DejaVu Sans"/>
    </style:default-style>
    <style:style style:family="table-cell" style:name="Default" style:parent-style-name="default_cell_style">
      <style:text-properties style:font-name-complex="FreeSans"/>
    </style:style>
    <style:style style:family="table-cell" style:name="Heading" style:parent-style-name="Default">
      <style:paragraph-properties fo:text-align="center"/>
      <style:text-properties fo:font-size="16pt" fo:font-style="italic" fo:font-weight="bold"/>
    </style:style>
    <style:style style:family="table-cell" style:name="Heading1" style:parent-style-name="Heading"/>
    <style:style style:family="table-cell" style:name="Result" style:parent-style-name="Default">
      <style:text-properties fo:font-style="italic" fo:font-weight="bold" style:text-underline-style="solid"/>
    </style:style>
    <style:style style:family="table-cell" style:name="Result2" style:parent-style-name="Result"/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5-01-16T15:19:36</dc:date>
    <meta:editing-cycles>2</meta:editing-cycles>
    <meta:editing-duration>PT0.012S</meta:editing-duration>
  </office:meta>
</office:document-meta>
</file>